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4008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1.3146in"/>
    </style:style>
    <style:style style:name="co14" style:family="table-column">
      <style:table-column-properties fo:break-before="auto" style:column-width="1.4437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1.4862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172in"/>
    </style:style>
    <style:style style:name="co19" style:family="table-column">
      <style:table-column-properties fo:break-before="auto" style:column-width="1.272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1575in"/>
    </style:style>
    <style:style style:name="co23" style:family="table-column">
      <style:table-column-properties fo:break-before="auto" style:column-width="1.1862in"/>
    </style:style>
    <style:style style:name="co24" style:family="table-column">
      <style:table-column-properties fo:break-before="auto" style:column-width="0.6283in"/>
    </style:style>
    <style:style style:name="co25" style:family="table-column">
      <style:table-column-properties fo:break-before="auto" style:column-width="0.9717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9102in"/>
    </style:style>
    <style:style style:name="co28" style:family="table-column">
      <style:table-column-properties fo:break-before="auto" style:column-width="1.1429in"/>
    </style:style>
    <style:style style:name="co29" style:family="table-column">
      <style:table-column-properties fo:break-before="auto" style:column-width="1.2429in"/>
    </style:style>
    <style:style style:name="co30" style:family="table-column">
      <style:table-column-properties fo:break-before="auto" style:column-width="1.472in"/>
    </style:style>
    <style:style style:name="co31" style:family="table-column">
      <style:table-column-properties fo:break-before="auto" style:column-width="1.2291in"/>
    </style:style>
    <style:style style:name="co3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1"/>
  </office:automatic-styles>
  <office:body>
    <office:spreadsheet>
      <table:table table:name="test_0001#2015_06_17_22_00_47_1434571247.6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02#2015_06_17_22_28_30_1434572910.67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003#2015_06_17_22_56_11_1434574571.34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004#2015_06_17_23_23_52_1434576232.12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005#2015_06_17_23_51_31_1434577891.57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006#2015_06_18_00_19_17_1434579557.97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007#2015_06_18_00_47_10_1434581230.0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008#2015_06_18_01_14_59_1434582899.06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09#2015_06_18_01_42_57_1434584577.5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010#2015_06_18_02_10_42_1434586242.67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011#2015_06_18_02_38_30_1434587910.29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12#2015_06_18_03_06_15_1434589575.84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8883333333333" calcext:value-type="percentage">
            <text:p>80.89%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033" calcext:value-type="percentage">
            <text:p>30.33%</text:p>
          </table:table-cell>
          <table:table-cell table:formula="of:=AVERAGE([.D3:.I3])" office:value-type="percentage" office:value="0.271516666666667" calcext:value-type="percentage">
            <text:p>27.15%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13#2015_06_18_03_34_01_1434591241.92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05" calcext:value-type="percentage">
            <text:p>30.50%</text:p>
          </table:table-cell>
          <table:table-cell table:formula="of:=AVERAGE([.D3:.I3])" office:value-type="percentage" office:value="0.2704" calcext:value-type="percentage">
            <text:p>27.04%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2" calcext:value-type="percentage">
            <text:p>76.32%</text:p>
          </table:table-cell>
        </table:table-row>
      </table:table>
      <table:table table:name="test_0014#2015_06_18_04_01_47_1434592907.18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4765" calcext:value-type="percentage">
            <text:p>24.77%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39" calcext:value-type="percentage">
            <text:p>76.39%</text:p>
          </table:table-cell>
        </table:table-row>
      </table:table>
      <table:table table:name="test_0015#2015_06_18_04_29_30_1434594570.85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50966666666667" calcext:value-type="percentage">
            <text:p>25.10%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5683333333333" calcext:value-type="percentage">
            <text:p>76.57%</text:p>
          </table:table-cell>
        </table:table-row>
      </table:table>
      <table:table table:name="test_0016#2015_06_18_04_57_17_1434596237.02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table:formula="of:=AVERAGE([.D2:.I2])" office:value-type="percentage" office:value="0.809583333333333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64316666666667" calcext:value-type="percentage">
            <text:p>76.43%</text:p>
          </table:table-cell>
        </table:table-row>
      </table:table>
      <table:table table:name="test_0017#2015_06_18_05_25_09_1434597909.54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4866666666667" calcext:value-type="percentage">
            <text:p>80.49%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5983333333333" calcext:value-type="percentage">
            <text:p>25.60%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18#2015_06_18_05_53_09_1434599589.02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table:formula="of:=AVERAGE([.D3:.I3])" office:value-type="percentage" office:value="0.236383333333333" calcext:value-type="percentage">
            <text:p>23.64%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585" calcext:value-type="percentage">
            <text:p>76.59%</text:p>
          </table:table-cell>
        </table:table-row>
      </table:table>
      <table:table table:name="test_0019#2015_06_18_06_20_55_1434601255.69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20#2015_06_18_06_48_56_1434602936.5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2666666666667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021#2015_06_18_07_16_42_1434604602.5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566666666667" calcext:value-type="percentage">
            <text:p>81.06%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47" calcext:value-type="percentage">
            <text:p>25.47%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3766666666667" calcext:value-type="percentage">
            <text:p>76.38%</text:p>
          </table:table-cell>
        </table:table-row>
      </table:table>
      <table:table table:name="test_0022#2015_06_18_07_44_41_1434606281.7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4733333333333" calcext:value-type="percentage">
            <text:p>26.47%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704" calcext:value-type="percentage">
            <text:p>77.04%</text:p>
          </table:table-cell>
        </table:table-row>
      </table:table>
      <table:table table:name="test_0023#2015_06_18_08_45_49_1434609949.37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361666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3066666666667" calcext:value-type="percentage">
            <text:p>26.31%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54" calcext:value-type="percentage">
            <text:p>76.54%</text:p>
          </table:table-cell>
        </table:table-row>
      </table:table>
      <table:table table:name="test_0024#2015_06_18_09_13_37_1434611617.41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table:formula="of:=AVERAGE([.D2:.I2])" office:value-type="percentage" office:value="0.8104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165" calcext:value-type="percentage">
            <text:p>26.17%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025#2015_06_18_09_41_33_1434613293.47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8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383" calcext:value-type="percentage">
            <text:p>23.8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percentage" office:value="0.229433333333333" calcext:value-type="percentage">
            <text:p>22.94%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59166666666667" calcext:value-type="percentage">
            <text:p>75.92%</text:p>
          </table:table-cell>
        </table:table-row>
      </table:table>
      <table:table table:name="test_0026#2015_06_18_10_09_31_1434614971.23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21666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375" calcext:value-type="percentage">
            <text:p>25.38%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217" calcext:value-type="percentage">
            <text:p>82.17%</text:p>
          </table:table-cell>
          <table:table-cell table:formula="of:=AVERAGE([.D4:.I4])" office:value-type="percentage" office:value="0.759566666666667" calcext:value-type="percentage">
            <text:p>75.96%</text:p>
          </table:table-cell>
        </table:table-row>
      </table:table>
      <table:table table:name="test_0027#2015_06_18_10_37_17_1434616637.51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54" calcext:value-type="percentage">
            <text:p>25.54%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28#2015_06_18_11_05_07_1434618307.22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1666666666667" calcext:value-type="percentage">
            <text:p>24.17%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483333333333" calcext:value-type="percentage">
            <text:p>76.35%</text:p>
          </table:table-cell>
        </table:table-row>
      </table:table>
      <table:table table:name="test_0029#2015_06_18_11_32_59_1434619979.76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6683333333333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4733333333333" calcext:value-type="percentage">
            <text:p>76.47%</text:p>
          </table:table-cell>
        </table:table-row>
      </table:table>
      <table:table table:name="test_0030#2015_06_18_12_02_14_1434621734.6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0133333333333" calcext:value-type="percentage">
            <text:p>81.01%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7783333333333" calcext:value-type="percentage">
            <text:p>25.78%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3616666666667" calcext:value-type="percentage">
            <text:p>76.36%</text:p>
          </table:table-cell>
        </table:table-row>
      </table:table>
      <table:table table:name="test_0031#2015_06_18_12_30_31_1434623431.91" table:style-name="ta1">
        <table:table-column table:style-name="co2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62766666666667" calcext:value-type="percentage">
            <text:p>26.28%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392" calcext:value-type="percentage">
            <text:p>83.92%</text:p>
          </table:table-cell>
          <table:table-cell table:formula="of:=AVERAGE([.D4:.I4])" office:value-type="percentage" office:value="0.7636" calcext:value-type="percentage">
            <text:p>76.36%</text:p>
          </table:table-cell>
        </table:table-row>
      </table:table>
      <table:table table:name="test_0032#2015_06_18_12_58_20_1434625100.05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8616666666667" calcext:value-type="percentage">
            <text:p>80.86%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9316666666667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33#2015_06_18_13_28_05_1434626885.34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09566666666667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6666666666667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1383333333333" calcext:value-type="percentage">
            <text:p>76.14%</text:p>
          </table:table-cell>
        </table:table-row>
      </table:table>
      <table:table table:name="test_0034#2015_06_18_13_55_50_1434628550.3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53883333333333" calcext:value-type="percentage">
            <text:p>25.39%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833" calcext:value-type="percentage">
            <text:p>78.33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3033333333333" calcext:value-type="percentage">
            <text:p>76.30%</text:p>
          </table:table-cell>
        </table:table-row>
      </table:table>
      <table:table table:name="test_0035#2015_06_18_14_23_47_1434630227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9466666666667" calcext:value-type="percentage">
            <text:p>80.95%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583333333333" calcext:value-type="percentage">
            <text:p>24.96%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28" calcext:value-type="percentage">
            <text:p>76.28%</text:p>
          </table:table-cell>
        </table:table-row>
      </table:table>
      <table:table table:name="test_0036#2015_06_18_14_54_16_1434632056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table:formula="of:=AVERAGE([.D2:.I2])"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percentage" office:value="0.25805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86" calcext:value-type="percentage">
            <text:p>76.86%</text:p>
          </table:table-cell>
        </table:table-row>
      </table:table>
      <table:table table:name="test_0037#2015_06_18_15_23_33_1434633813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233333333333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225" calcext:value-type="percentage">
            <text:p>22.2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percentage" office:value="0.23805" calcext:value-type="percentage">
            <text:p>23.81%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38#2015_06_18_15_51_53_1434635513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2958" calcext:value-type="percentage">
            <text:p>29.58%</text:p>
          </table:table-cell>
          <table:table-cell table:formula="of:=AVERAGE([.D3:.I3])" office:value-type="percentage" office:value="0.265416666666667" calcext:value-type="percentage">
            <text:p>26.54%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483333333333" calcext:value-type="percentage">
            <text:p>76.85%</text:p>
          </table:table-cell>
        </table:table-row>
      </table:table>
      <table:table table:name="test_0039#2015_06_18_16_19_54_1434637194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0#2015_06_18_16_48_15_1434638895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1#2015_06_18_17_16_27_1434640587.8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number-columns-repeated="2" office:value-type="percentage" office:value="0.3225" calcext:value-type="percentage">
            <text:p>32.25%</text:p>
          </table:table-cell>
          <table:table-cell table:formula="of:=AVERAGE([.D3:.I3])" office:value-type="percentage" office:value="0.28515" calcext:value-type="percentage">
            <text:p>28.52%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75" calcext:value-type="percentage">
            <text:p>82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866666666667" calcext:value-type="percentage">
            <text:p>76.49%</text:p>
          </table:table-cell>
        </table:table-row>
      </table:table>
      <table:table table:name="test_0042#2015_06_18_17_44_55_1434642295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3483333333333" calcext:value-type="percentage">
            <text:p>80.35%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4033333333333" calcext:value-type="percentage">
            <text:p>25.40%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43#2015_06_18_18_12_50_1434643970.8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0416666666667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933333333333" calcext:value-type="percentage">
            <text:p>26.19%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table table:name="test_0044#2015_06_18_18_41_03_1434645663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percentage" office:value="0.803883333333333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3616666666667" calcext:value-type="percentage">
            <text:p>25.36%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2783333333333" calcext:value-type="percentage">
            <text:p>76.28%</text:p>
          </table:table-cell>
        </table:table-row>
      </table:table>
      <table:table table:name="test_0045#2015_06_18_20_04_09_1434650649.7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05966666666667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825" calcext:value-type="percentage">
            <text:p>28.25%</text:p>
          </table:table-cell>
          <table:table-cell office:value-type="percentage" office:value="0.265" calcext:value-type="percentage">
            <text:p>26.50%</text:p>
          </table:table-cell>
          <table:table-cell table:formula="of:=AVERAGE([.D3:.I3])" office:value-type="percentage" office:value="0.2511" calcext:value-type="percentage">
            <text:p>25.11%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64" calcext:value-type="percentage">
            <text:p>76.64%</text:p>
          </table:table-cell>
        </table:table-row>
      </table:table>
      <table:table table:name="test_0046#2015_06_18_20_32_05_1434652325.4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98033333333333" calcext:value-type="percentage">
            <text:p>79.80%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37633333333333" calcext:value-type="percentage">
            <text:p>23.76%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75" calcext:value-type="percentage">
            <text:p>81.75%</text:p>
          </table:table-cell>
          <table:table-cell table:formula="of:=AVERAGE([.D4:.I4])" office:value-type="percentage" office:value="0.7525" calcext:value-type="percentage">
            <text:p>75.25%</text:p>
          </table:table-cell>
        </table:table-row>
      </table:table>
      <table:table table:name="test_0047#2015_06_18_20_59_58_1434653998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4716666666667" calcext:value-type="percentage">
            <text:p>80.47%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6533333333333" calcext:value-type="percentage">
            <text:p>24.65%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3883333333333" calcext:value-type="percentage">
            <text:p>76.39%</text:p>
          </table:table-cell>
        </table:table-row>
      </table:table>
      <table:table table:name="test_0048#2015_06_18_21_28_27_1434655707.23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9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866666666667" calcext:value-type="percentage">
            <text:p>24.99%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582" calcext:value-type="percentage">
            <text:p>75.82%</text:p>
          </table:table-cell>
        </table:table-row>
      </table:table>
      <table:table table:name="test_0049#2015_06_18_21_57_23_1434657443.45" table:style-name="ta1">
        <table:table-column table:style-name="co20" table:number-columns-repeated="2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195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50566666666667" calcext:value-type="percentage">
            <text:p>25.06%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08" calcext:value-type="percentage">
            <text:p>82.08%</text:p>
          </table:table-cell>
          <table:table-cell table:formula="of:=AVERAGE([.D4:.I4])" office:value-type="percentage" office:value="0.755433333333333" calcext:value-type="percentage">
            <text:p>75.54%</text:p>
          </table:table-cell>
        </table:table-row>
      </table:table>
      <table:table table:name="test_0050#2015_06_18_22_25_29_1434659129.4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6" table:default-cell-style-name="ce1"/>
        <table:table-column table:style-name="co26" table:default-cell-style-name="ce2"/>
        <table:table-column table:style-name="co27" table:number-columns-repeated="1014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9183333333333" calcext:value-type="percentage">
            <text:p>79.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8" calcext:value-type="percentage">
            <text:p>19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3142" calcext:value-type="percentage">
            <text:p>31.42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percentage" office:value="0.262216666666667" calcext:value-type="percentage">
            <text:p>2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8183333333333" calcext:value-type="percentage">
            <text:p>75.82%</text:p>
          </table:table-cell>
          <table:table-cell table:number-columns-repeated="1014"/>
        </table:table-row>
      </table:table>
      <table:table table:name="test_0051#2015_06_18_22_53_29_1434660809.88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6" table:default-cell-style-name="ce1"/>
        <table:table-column table:style-name="co26" table:default-cell-style-name="ce2"/>
        <table:table-column table:style-name="co27" table:number-columns-repeated="1014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616666666667" calcext:value-type="percentage">
            <text:p>80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83" calcext:value-type="percentage">
            <text:p>19.8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41516666666667" calcext:value-type="percentage">
            <text:p>24.1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3" calcext:value-type="percentage">
            <text:p>76.43%</text:p>
          </table:table-cell>
          <table:table-cell table:number-columns-repeated="1014"/>
        </table:table-row>
      </table:table>
      <table:table table:name="test_0052#2015_06_18_23_21_18_1434662478.9" table:style-name="ta1">
        <table:table-column table:style-name="co2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7083333333333" calcext:value-type="percentage">
            <text:p>80.71%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58" calcext:value-type="percentage">
            <text:p>26.58%</text:p>
          </table:table-cell>
          <table:table-cell table:formula="of:=AVERAGE([.D3:.I3])" office:value-type="percentage" office:value="0.245433333333333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085" calcext:value-type="percentage">
            <text:p>76.09%</text:p>
          </table:table-cell>
        </table:table-row>
      </table:table>
      <table:table table:name="test_0053#2015_06_18_23_49_18_1434664158.31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1966666666667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percentage" office:value="0.252783333333333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8883333333333" calcext:value-type="percentage">
            <text:p>75.89%</text:p>
          </table:table-cell>
        </table:table-row>
      </table:table>
      <table:table table:name="test_0054#2015_06_19_00_17_12_1434665832.93" table:style-name="ta1">
        <table:table-column table:style-name="co2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52766666666667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55#2015_06_19_00_45_06_1434667506.25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percentage" office:value="0.80595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6383333333333" calcext:value-type="percentage">
            <text:p>25.64%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2916666666667" calcext:value-type="percentage">
            <text:p>76.29%</text:p>
          </table:table-cell>
        </table:table-row>
      </table:table>
      <table:table table:name="test_0056#2015_06_19_01_12_55_1434669175.62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5283333333333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18" calcext:value-type="percentage">
            <text:p>25.18%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0833333333333" calcext:value-type="percentage">
            <text:p>76.08%</text:p>
          </table:table-cell>
        </table:table-row>
      </table:table>
      <table:table table:name="test_0057#2015_06_19_01_40_44_1434670844.3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table:formula="of:=AVERAGE([.D2:.I2])" office:value-type="percentage" office:value="0.805016666666667" calcext:value-type="percentage">
            <text:p>80.50%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4" calcext:value-type="percentage">
            <text:p>26.04%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2633333333333" calcext:value-type="percentage">
            <text:p>76.26%</text:p>
          </table:table-cell>
        </table:table-row>
      </table:table>
      <table:table table:name="test_0058#2015_06_19_02_08_38_1434672518.01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04583333333333" calcext:value-type="percentage">
            <text:p>80.46%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5" calcext:value-type="percentage">
            <text:p>25.50%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59583333333333" calcext:value-type="percentage">
            <text:p>75.96%</text:p>
          </table:table-cell>
        </table:table-row>
      </table:table>
      <table:table table:name="test_0059#2015_06_19_02_36_41_1434674202.0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4316666666667" calcext:value-type="percentage">
            <text:p>80.43%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39166666666667" calcext:value-type="percentage">
            <text:p>23.92%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7766666666667" calcext:value-type="percentage">
            <text:p>75.78%</text:p>
          </table:table-cell>
        </table:table-row>
      </table:table>
      <table:table table:name="test_0060#2015_06_19_03_04_27_1434675867.75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5416666666667" calcext:value-type="percentage">
            <text:p>80.54%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32783333333333" calcext:value-type="percentage">
            <text:p>23.28%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55683333333333" calcext:value-type="percentage">
            <text:p>75.57%</text:p>
          </table:table-cell>
        </table:table-row>
      </table:table>
      <table:table table:name="test_0061#2015_06_19_03_32_18_1434677538.06" table:style-name="ta1">
        <table:table-column table:style-name="co3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2366666666667" calcext:value-type="percentage">
            <text:p>80.24%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92" calcext:value-type="percentage">
            <text:p>23.92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28066666666667" calcext:value-type="percentage">
            <text:p>22.81%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0433333333333" calcext:value-type="percentage">
            <text:p>76.04%</text:p>
          </table:table-cell>
        </table:table-row>
      </table:table>
      <table:table table:name="test_0062#2015_06_19_04_00_13_1434679213.41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4866666666667" calcext:value-type="percentage">
            <text:p>79.49%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33" calcext:value-type="percentage">
            <text:p>26.33%</text:p>
          </table:table-cell>
          <table:table-cell table:formula="of:=AVERAGE([.D3:.I3])" office:value-type="percentage" office:value="0.239316666666667" calcext:value-type="percentage">
            <text:p>23.93%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6083333333333" calcext:value-type="percentage">
            <text:p>75.61%</text:p>
          </table:table-cell>
        </table:table-row>
      </table:table>
      <table:table table:name="test_0063#2015_06_19_04_27_59_1434680879.4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2933333333333" calcext:value-type="percentage">
            <text:p>80.29%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42" calcext:value-type="percentage">
            <text:p>24.42%</text:p>
          </table:table-cell>
          <table:table-cell office:value-type="percentage" office:value="0.2358" calcext:value-type="percentage">
            <text:p>23.58%</text:p>
          </table:table-cell>
          <table:table-cell table:formula="of:=AVERAGE([.D3:.I3])" office:value-type="percentage" office:value="0.222633333333333" calcext:value-type="percentage">
            <text:p>22.26%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2783333333333" calcext:value-type="percentage">
            <text:p>75.28%</text:p>
          </table:table-cell>
        </table:table-row>
      </table:table>
      <table:table table:name="test_0064#2015_06_19_04_55_48_1434682548.53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4875" calcext:value-type="percentage">
            <text:p>24.88%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75" calcext:value-type="percentage">
            <text:p>75.75%</text:p>
          </table:table-cell>
        </table:table-row>
      </table:table>
      <table:table table:name="test_0065#2015_06_19_05_23_52_1434684232.14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795716666666667" calcext:value-type="percentage">
            <text:p>79.57%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4445" calcext:value-type="percentage">
            <text:p>24.45%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53483333333333" calcext:value-type="percentage">
            <text:p>75.35%</text:p>
          </table:table-cell>
        </table:table-row>
      </table:table>
      <table:table table:name="test_0066#2015_06_19_05_51_43_1434685903.83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816666666667" calcext:value-type="percentage">
            <text:p>79.58%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3025" calcext:value-type="percentage">
            <text:p>30.25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7516666666667" calcext:value-type="percentage">
            <text:p>25.75%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482" calcext:value-type="percentage">
            <text:p>74.82%</text:p>
          </table:table-cell>
        </table:table-row>
      </table:table>
      <table:table table:name="test_0067#2015_06_19_06_19_34_1434687574.2" table:style-name="ta1">
        <table:table-column table:style-name="co3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table:formula="of:=AVERAGE([.D2:.I2])" office:value-type="percentage" office:value="0.795016666666667" calcext:value-type="percentage">
            <text:p>79.50%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42" calcext:value-type="percentage">
            <text:p>21.42%</text:p>
          </table:table-cell>
          <table:table-cell table:number-columns-repeated="2" office:value-type="percentage" office:value="0.245" calcext:value-type="percentage">
            <text:p>24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table:formula="of:=AVERAGE([.D3:.I3])" office:value-type="percentage" office:value="0.240416666666667" calcext:value-type="percentage">
            <text:p>24.04%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49583333333333" calcext:value-type="percentage">
            <text:p>74.96%</text:p>
          </table:table-cell>
        </table:table-row>
      </table:table>
      <table:table table:name="test_0068#2015_06_19_06_47_27_1434689247.13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25" calcext:value-type="percentage">
            <text:p>25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486" calcext:value-type="percentage">
            <text:p>24.86%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33" calcext:value-type="percentage">
            <text:p>65.33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percentage" office:value="0.751816666666667" calcext:value-type="percentage">
            <text:p>75.18%</text:p>
          </table:table-cell>
        </table:table-row>
      </table:table>
      <table:table table:name="test_0069#2015_06_19_07_15_25_1434690925.41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793883333333333" calcext:value-type="percentage">
            <text:p>79.39%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5966666666667" calcext:value-type="percentage">
            <text:p>24.60%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08" calcext:value-type="percentage">
            <text:p>64.08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0266666666667" calcext:value-type="percentage">
            <text:p>75.03%</text:p>
          </table:table-cell>
        </table:table-row>
      </table:table>
      <table:table table:name="test_0070#2015_06_19_07_43_18_1434692598.55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55" calcext:value-type="percentage">
            <text:p>79.56%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83" calcext:value-type="percentage">
            <text:p>24.83%</text:p>
          </table:table-cell>
          <table:table-cell table:formula="of:=AVERAGE([.D3:.I3])" office:value-type="percentage" office:value="0.222783333333333" calcext:value-type="percentage">
            <text:p>22.28%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percentage" office:value="0.74125" calcext:value-type="percentage">
            <text:p>74.13%</text:p>
          </table:table-cell>
        </table:table-row>
      </table:table>
      <table:table table:name="test_0071#2015_06_19_08_12_02_1434694322.59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79875" calcext:value-type="percentage">
            <text:p>79.88%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08" calcext:value-type="percentage">
            <text:p>26.08%</text:p>
          </table:table-cell>
          <table:table-cell table:formula="of:=AVERAGE([.D3:.I3])" office:value-type="percentage" office:value="0.228466666666667" calcext:value-type="percentage">
            <text:p>22.85%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25" calcext:value-type="percentage">
            <text:p>64.25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3183333333333" calcext:value-type="percentage">
            <text:p>75.32%</text:p>
          </table:table-cell>
        </table:table-row>
      </table:table>
      <table:table table:name="test_0072#2015_06_19_08_39_49_1434695989.03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0416666666667" calcext:value-type="percentage">
            <text:p>79.04%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42" calcext:value-type="percentage">
            <text:p>25.42%</text:p>
          </table:table-cell>
          <table:table-cell table:formula="of:=AVERAGE([.D3:.I3])" office:value-type="percentage" office:value="0.223766666666667" calcext:value-type="percentage">
            <text:p>22.38%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46816666666667" calcext:value-type="percentage">
            <text:p>74.68%</text:p>
          </table:table-cell>
        </table:table-row>
      </table:table>
      <table:table table:name="test_0073#2015_06_19_10_52_46_1434703966.72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872" calcext:value-type="percentage">
            <text:p>78.72%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305" calcext:value-type="percentage">
            <text:p>24.31%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percentage" office:value="0.752083333333334" calcext:value-type="percentage">
            <text:p>75.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 style:data-style-name="N2" text:time-value="22:54:35.327687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11:08.540364</meta:creation-date>
    <dc:date>2015-06-23T23:02:46.416570329</dc:date>
    <meta:generator>LibreOffice/4.2.7.2$Linux_X86_64 LibreOffice_project/420m0$Build-2</meta:generator>
    <meta:editing-cycles>91</meta:editing-cycles>
    <meta:editing-duration>PT10M7S</meta:editing-duration>
    <meta:document-statistic meta:table-count="73" meta:cell-count="2920" meta:object-count="0"/>
  </office:meta>
</office:document-meta>
</file>